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start" style:justify-single-word="false"/>
      <style:text-properties fo:font-weight="bold" style:font-weight-asian="bold" style:font-weight-complex="bold"/>
    </style:style>
    <style:style style:name="P2" style:family="paragraph" style:parent-style-name="Text_20_body">
      <style:paragraph-properties fo:text-align="start" style:justify-single-word="false"/>
      <style:text-properties fo:font-weight="normal" style:font-weight-asian="normal" style:font-weight-complex="normal"/>
    </style:style>
    <style:style style:name="P3" style:family="paragraph" style:parent-style-name="Text_20_body">
      <style:paragraph-properties fo:margin-left="0.4925in" fo:margin-right="0in" fo:text-align="start" style:justify-single-word="false" fo:text-indent="0in" style:auto-text-indent="false"/>
    </style:style>
    <style:style style:name="P4" style:family="paragraph" style:parent-style-name="Text_20_body">
      <style:paragraph-properties fo:margin-left="0.4925in" fo:margin-right="0in" fo:text-align="start" style:justify-single-word="false" fo:text-indent="0in" style:auto-text-indent="false"/>
      <style:text-properties fo:font-weight="bold" style:font-weight-asian="bold" style:font-weight-complex="bold"/>
    </style:style>
    <style:style style:name="P5" style:family="paragraph" style:parent-style-name="Text_20_body">
      <style:paragraph-properties fo:margin-left="0.4925in" fo:margin-right="0in" fo:text-align="start" style:justify-single-word="false" fo:text-indent="0in" style:auto-text-indent="false"/>
      <style:text-properties style:font-name="DejaVu Sans Mono" fo:font-size="9pt" style:font-size-asian="9pt" style:font-size-complex="9pt"/>
    </style:style>
    <style:style style:name="P6" style:family="paragraph" style:parent-style-name="Text_20_body">
      <style:paragraph-properties fo:margin-left="0in" fo:margin-right="0in" fo:text-align="start" style:justify-single-word="false" fo:text-indent="0in" style:auto-text-indent="false"/>
    </style:style>
    <style:style style:name="P7" style:family="paragraph" style:parent-style-name="Text_20_body">
      <style:paragraph-properties fo:margin-left="0in" fo:margin-right="0in" fo:text-align="start" style:justify-single-word="false" fo:text-indent="0in" style:auto-text-indent="false"/>
      <style:text-properties fo:font-weight="bold" style:font-weight-asian="bold" style:font-weight-complex="bold"/>
    </style:style>
    <style:style style:name="P8" style:family="paragraph" style:parent-style-name="Text_20_body">
      <style:paragraph-properties fo:margin-left="0in" fo:margin-right="0in" fo:text-align="start" style:justify-single-word="false" fo:text-indent="0in" style:auto-text-indent="false"/>
      <style:text-properties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in" style:auto-text-indent="false"/>
    </style:style>
    <style:style style:name="P10" style:family="paragraph" style:parent-style-name="Text_20_body" style:list-style-name="L1">
      <style:paragraph-properties fo:text-align="start" style:justify-single-word="false"/>
      <style:text-properties fo:font-weight="normal" style:font-weight-asian="normal" style:font-weight-complex="normal"/>
    </style:style>
    <style:style style:name="P11" style:family="paragraph" style:parent-style-name="Text_20_body" style:list-style-name="L2">
      <style:paragraph-properties fo:text-align="start" style:justify-single-word="false"/>
      <style:text-properties fo:font-weight="normal" style:font-weight-asian="normal" style:font-weight-complex="normal"/>
    </style:style>
    <style:style style:name="P12" style:family="paragraph" style:parent-style-name="Text_20_body" style:list-style-name="L1">
      <style:paragraph-properties fo:text-align="justify" style:justify-single-word="false"/>
      <style:text-properties fo:font-weight="normal" style:font-weight-asian="normal" style:font-weight-complex="normal"/>
    </style:style>
    <style:style style:name="P13" style:family="paragraph" style:parent-style-name="Text_20_body">
      <style:paragraph-properties fo:margin-left="0.4925in" fo:margin-right="0in" fo:text-align="start" style:justify-single-word="false" fo:text-indent="0in" style:auto-text-indent="false"/>
    </style:style>
    <style:style style:name="T1" style:family="text">
      <style:text-properties style:font-name="DejaVu Sans Mono" fo:font-size="9pt" style:font-size-asian="9pt" style:font-size-complex="9pt"/>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officeooo:rsid="0008926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reating a Prefab in Unity for an agent</text:h>
      <text:p text:style-name="Text_20_body"/>
      <text:p text:style-name="P9">Prefabs are types of assets. They <text:span text:style-name="T4">a</text:span>re used to create a reusable <text:span text:style-name="T2">GameObject</text:span>, which can be used in other scenes and to create instances at runtime. If you change properties in a prefab, it <text:span text:style-name="T4">i</text:span>s automatically applied to all instances of that prefab.</text:p>
      <text:p text:style-name="P6"/>
      <text:p text:style-name="P7">Creating a prefab</text:p>
      <text:p text:style-name="P9"><text:bookmark text:name="firstHeading"/><text:span text:style-name="T4">F</text:span>irst, create an instance of an agent, which you want to store into a prefab, in the scene. Add all components, like scripts, colliders, etc. and change the component parameters as you wish. Now create an empty prefab in the Project View and drag and drop the instance from the Scene View to the empty prefab in the Project View.</text:p>
      <text:p text:style-name="P6"/>
      <text:p text:style-name="P6"/>
      <text:p text:style-name="P7">Components that must be attached on an agent prefab</text:p>
      <text:list xml:id="list6258923489728655916" text:style-name="L1">
        <text:list-item>
          <text:p text:style-name="P10">Derived AgentScript</text:p>
          <text:list>
            <text:list-item>
              <text:p text:style-name="P12">Add the <text:span text:style-name="T4">four</text:span> cameras to the agent, two for each eye.</text:p>
            </text:list-item>
          </text:list>
        </text:list-item>
        <text:list-item>
          <text:p text:style-name="P10">CharacterController</text:p>
        </text:list-item>
        <text:list-item>
          <text:p text:style-name="P10">ControllerCollider</text:p>
        </text:list-item>
        <text:list-item>
          <text:p text:style-name="P10">HeadLookController</text:p>
        </text:list-item>
      </text:list>
      <text:p text:style-name="P2"/>
      <text:p text:style-name="P1">Parameters that must be filled</text:p>
      <text:list xml:id="list1453864194115327373" text:style-name="L2">
        <text:list-item>
          <text:p text:style-name="P11">Derived AgentScript</text:p>
          <text:list>
            <text:list-item>
              <text:p text:style-name="P11">All four camera variables (<text:span text:style-name="T2">CameraLeft1, CameraLeft2,</text:span><text:span text:style-name="T3"> </text:span><text:span text:style-name="T2">CameraRight1, CameraRight2</text:span>)</text:p>
            </text:list-item>
            <text:list-item>
              <text:p text:style-name="P11">The invisible object to control the head animation (<text:span text:style-name="T2">StandardLookAtPoint</text:span>)</text:p>
            </text:list-item>
          </text:list>
        </text:list-item>
      </text:list>
      <text:p text:style-name="P6"/>
      <text:p text:style-name="P6"/>
      <text:p text:style-name="P7">Instantiation of objects from prefab via Editor</text:p>
      <text:p text:style-name="P8">Simply drag and drop the prefab into the scene.</text:p>
      <text:p text:style-name="P8"/>
      <text:p text:style-name="P7">Instantiation of objects from prefab at runtime</text:p>
      <text:p text:style-name="P6">For instantiation at runtime, the prefab must be stored in “Assets/Resources”. Instantiation is done like in the following example. The code instantiates the prefab named “Lerpz”, at position (0,0,0) and with zero rotation.</text:p>
      <text:p text:style-name="P3"/>
      <text:p text:style-name="P3"/>
      <text:p text:style-name="P4"><text:soft-page-break/>C# CODE:</text:p>
      <text:p text:style-name="P3"><text:s/><text:span text:style-name="T1">Instantiate(Resources.Load("Lerpz") as UnityEngine.Object, </text:span></text:p>
      <text:p text:style-name="P5"><text:tab/>new Vector3(0,0,0),</text:p>
      <text:p text:style-name="P5"><text:tab/>Quaternion.identi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20T12:45:45.27</meta:creation-date>
    <dc:date>2015-09-16T15:04:58.172282647</dc:date>
    <meta:editing-duration>PT1H44M16S</meta:editing-duration>
    <meta:editing-cycles>15</meta:editing-cycles>
    <meta:generator>LibreOffice/4.2.8.2$Linux_X86_64 LibreOffice_project/420m0$Build-2</meta:generator>
    <meta:document-statistic meta:table-count="0" meta:image-count="0" meta:object-count="0" meta:page-count="2" meta:paragraph-count="22" meta:word-count="235" meta:character-count="1489" meta:non-whitespace-character-count="1280"/>
  </office:meta>
</office:document-meta>
</file>